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bookmark-start text:name="__DdeLink__1690_654569729"/>https://www.youtube.com/watch?v=bAlZRejL47U<text:bookmark-end text:name="__DdeLink__1690_654569729"/></text:p>
      <text:p text:style-name="Preformatted_20_Text">para ver con Marisopa</text:p>
      <text:p text:style-name="Preformatted_20_Text">palmira jimenez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><text:bookmark-end text:name="__DdeLink__201_734491219"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reformatted_20_Text">https://www.mujeres-ucrania.com/NaturalPassion.html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9-03-20T00:14:25</dc:date>
    <dc:creator>Máximo Meza</dc:creator>
    <meta:generator>OpenOffice/4.1.6$Unix OpenOffice.org_project/416m1$Build-9790</meta:generator>
    <meta:editing-duration>PT10H23S</meta:editing-duration>
    <meta:editing-cycles>23</meta:editing-cycles>
    <meta:document-statistic meta:table-count="0" meta:image-count="0" meta:object-count="0" meta:page-count="1" meta:paragraph-count="24" meta:word-count="81" meta:character-count="1108"/>
  </office:meta>
</office:document-meta>
</file>